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2272in"/>
    </style:style>
    <style:style style:name="co2" style:family="table-column">
      <style:table-column-properties fo:break-before="auto" style:column-width="1.2882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0.8591in"/>
    </style:style>
    <style:style style:name="co5" style:family="table-column">
      <style:table-column-properties fo:break-before="auto" style:column-width="2.8437in"/>
    </style:style>
    <style:style style:name="co6" style:family="table-column">
      <style:table-column-properties fo:break-before="auto" style:column-width="0.8681in"/>
    </style:style>
    <style:style style:name="co7" style:family="table-column">
      <style:table-column-properties fo:break-before="auto" style:column-width="1.5in"/>
    </style:style>
    <style:style style:name="co8" style:family="table-column">
      <style:table-column-properties fo:break-before="auto" style:column-width="1.2752in"/>
    </style:style>
    <style:style style:name="co9" style:family="table-column">
      <style:table-column-properties fo:break-before="auto" style:column-width="1.9972in"/>
    </style:style>
    <style:style style:name="co10" style:family="table-column">
      <style:table-column-properties fo:break-before="auto" style:column-width="4.0362in"/>
    </style:style>
    <style:style style:name="co11" style:family="table-column">
      <style:table-column-properties fo:break-before="auto" style:column-width="2.6291in"/>
    </style:style>
    <style:style style:name="co12" style:family="table-column">
      <style:table-column-properties fo:break-before="auto" style:column-width="1.2972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2.1728in"/>
    </style:style>
    <style:style style:name="co15" style:family="table-column">
      <style:table-column-properties fo:break-before="auto" style:column-width="0.7984in"/>
    </style:style>
    <style:style style:name="co16" style:family="table-column">
      <style:table-column-properties fo:break-before="auto" style:column-width="2.9681in"/>
    </style:style>
    <style:style style:name="co17" style:family="table-column">
      <style:table-column-properties fo:break-before="auto" style:column-width="1.4346in"/>
    </style:style>
    <style:style style:name="co18" style:family="table-column">
      <style:table-column-properties fo:break-before="auto" style:column-width="1.0882in"/>
    </style:style>
    <style:style style:name="co19" style:family="table-column">
      <style:table-column-properties fo:break-before="auto" style:column-width="3.402in"/>
    </style:style>
    <style:style style:name="co20" style:family="table-column">
      <style:table-column-properties fo:break-before="auto" style:column-width="2.8728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in"/>
    </style:style>
    <style:style style:name="ce32" style:family="table-cell" style:parent-style-name="Default">
      <style:table-cell-properties fo:border-bottom="none" fo:border-left="0.06pt solid #000000" fo:border-right="none" fo:border-top="none"/>
    </style:style>
    <style:style style:name="ce3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" style:family="table-cell" style:parent-style-name="Default" style:data-style-name="N10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36" style:family="table-cell" style:parent-style-name="Default" style:data-style-name="N100"/>
    <style:style style:name="ce37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ext-properties fo:font-weight="normal" style:font-weight-asian="normal" style:font-weight-complex="normal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Default"/>
        <table:table-column table:style-name="co21" table:number-columns-repeated="1004" table:default-cell-style-name="Default"/>
        <table:table-row table:style-name="ro1">
          <table:table-cell table:number-columns-repeated="4"/>
          <table:table-cell table:style-name="ce4" office:value-type="string" calcext:value-type="string" table:number-columns-spanned="4" table:number-rows-spanned="1">
            <text:p>Parameters</text:p>
          </table:table-cell>
          <table:covered-table-cell table:number-columns-repeated="3" table:style-name="ce4"/>
          <table:table-cell table:style-name="Default"/>
          <table:table-cell table:style-name="ce4"/>
          <table:table-cell table:style-name="Default"/>
          <table:table-cell table:style-name="ce4" office:value-type="string" calcext:value-type="string">
            <text:p>comment</text:p>
          </table:table-cell>
          <table:table-cell table:style-name="ce4" table:number-columns-repeated="5"/>
          <table:table-cell table:style-name="Default"/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Template file:</text:p>
          </table:table-cell>
          <table:table-cell table:number-columns-repeated="3"/>
          <table:table-cell table:style-name="ce5" office:value-type="string" calcext:value-type="string" table:number-columns-spanned="4" table:number-rows-spanned="1">
            <text:p>repetition_config_template.py</text:p>
          </table:table-cell>
          <table:covered-table-cell table:number-columns-repeated="3" table:style-name="ce5"/>
          <table:table-cell table:style-name="ce5" table:number-columns-repeated="11"/>
          <table:table-cell table:number-columns-repeated="1005"/>
        </table:table-row>
        <table:table-row table:style-name="ro1">
          <table:table-cell office:value-type="string" calcext:value-type="string">
            <text:p>Output file name:</text:p>
          </table:table-cell>
          <table:table-cell table:number-columns-repeated="3"/>
          <table:table-cell table:style-name="ce4" office:value-type="string" calcext:value-type="string" table:number-columns-spanned="4" table:number-rows-spanned="1">
            <text:p>repetition_config.py</text:p>
          </table:table-cell>
          <table:covered-table-cell table:number-columns-repeated="3" table:style-name="ce4"/>
          <table:table-cell table:style-name="ce4" table:number-columns-repeated="11"/>
          <table:table-cell table:number-columns-repeated="1005"/>
        </table:table-row>
        <table:table-row table:style-name="ro1">
          <table:table-cell table:style-name="ce24" office:value-type="string" calcext:value-type="string">
            <text:p>Experiment-ID</text:p>
          </table:table-cell>
          <table:table-cell table:style-name="ce24" office:value-type="string" calcext:value-type="string">
            <text:p>Experiment Files</text:p>
          </table:table-cell>
          <table:table-cell table:style-name="ce24" office:value-type="string" calcext:value-type="string">
            <text:p>Repetition Files</text:p>
          </table:table-cell>
          <table:table-cell table:style-name="ce24" office:value-type="string" calcext:value-type="string">
            <text:p>repetitions</text:p>
          </table:table-cell>
          <table:table-cell table:style-name="ce27" office:value-type="string" calcext:value-type="string">
            <text:p>algorithm</text:p>
          </table:table-cell>
          <table:table-cell table:style-name="ce27" office:value-type="string" calcext:value-type="string">
            <text:p>n_neurons_per_input</text:p>
          </table:table-cell>
          <table:table-cell table:style-name="ce27" office:value-type="string" calcext:value-type="string">
            <text:p>ranges</text:p>
          </table:table-cell>
          <table:table-cell table:style-name="ce27" office:value-type="string" calcext:value-type="string">
            <text:p>is_trainable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model</text:p>
          </table:table-cell>
          <table:table-cell table:style-name="ce24" table:number-columns-repeated="990"/>
          <table:table-cell table:number-columns-repeated="23"/>
        </table:table-row>
        <table:table-row table:style-name="ro1">
          <table:table-cell table:style-name="ce25" table:number-columns-repeated="4"/>
          <table:table-cell table:style-name="Default"/>
          <table:table-cell table:style-name="ce25" table:number-columns-repeated="4"/>
          <table:table-cell table:style-name="ce40" table:number-columns-repeated="10"/>
          <table:table-cell table:style-name="ce25" table:number-columns-repeated="992"/>
          <table:table-cell table:number-columns-repeated="13"/>
        </table:table-row>
        <table:table-row table:style-name="ro2">
          <table:table-cell table:style-name="ce27" office:value-type="float" office:value="100001" calcext:value-type="float">
            <text:p>100001</text:p>
          </table:table-cell>
          <table:table-cell table:style-name="ce27" office:value-type="string" calcext:value-type="string">
            <text:p>src/exp</text:p>
          </table:table-cell>
          <table:table-cell table:style-name="ce27" office:value-type="string" calcext:value-type="string">
            <text:p>src/rep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mlp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[-5.0, 5.0]</text:p>
          </table:table-cell>
          <table:table-cell table:style-name="ce34" office:value-type="string" calcext:value-type="string">
            <text:p>True</text:p>
          </table:table-cell>
          <table:table-cell table:style-name="ce38" office:value-type="float" office:value="5" calcext:value-type="float">
            <text:p>5</text:p>
          </table:table-cell>
          <table:table-cell table:style-name="ce34" office:value-type="string" calcext:value-type="string">
            <text:p>FMFF326412832</text:p>
          </table:table-cell>
          <table:table-cell table:style-name="ce27" office:value-type="string" calcext:value-type="string">
            <text:p>[32, 64, 128, 32]</text:p>
          </table:table-cell>
          <table:table-cell table:style-name="ce27" office:value-type="float" office:value="14689" calcext:value-type="float">
            <text:p>14689</text:p>
          </table:table-cell>
          <table:table-cell table:style-name="ce27" table:number-columns-repeated="1012"/>
        </table:table-row>
        <table:table-row table:style-name="ro1">
          <table:table-cell office:value-type="float" office:value="100006" calcext:value-type="float">
            <text:p>10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office:value-type="float" office:value="2112" calcext:value-type="float">
            <text:p>2112</text:p>
          </table:table-cell>
          <table:table-cell table:number-columns-repeated="1012"/>
        </table:table-row>
        <table:table-row table:style-name="ro1">
          <table:table-cell office:value-type="float" office:value="100008" calcext:value-type="float">
            <text:p>10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FMFF16</text:p>
          </table:table-cell>
          <table:table-cell office:value-type="string" calcext:value-type="string">
            <text:p>[16, 32, 128]</text:p>
          </table:table-cell>
          <table:table-cell office:value-type="float" office:value="4945" calcext:value-type="float">
            <text:p>4945</text:p>
          </table:table-cell>
          <table:table-cell table:number-columns-repeated="1012"/>
        </table:table-row>
        <table:table-row table:style-name="ro1">
          <table:table-cell office:value-type="float" office:value="100012" calcext:value-type="float">
            <text:p>10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style-name="ce35"/>
          <table:table-cell/>
          <table:table-cell table:style-name="ce36"/>
          <table:table-cell table:style-name="Default"/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7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  <table:table-cell table:style-name="ce35"/>
          <table:table-cell/>
          <table:table-cell table:style-name="ce35"/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7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  <table:table-cell table:style-name="ce35"/>
          <table:table-cell/>
          <table:table-cell table:style-name="ce35"/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7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  <table:table-cell table:style-name="ce35"/>
          <table:table-cell/>
          <table:table-cell table:style-name="ce35"/>
          <table:table-cell table:number-columns-repeated="1014"/>
        </table:table-row>
        <table:table-row table:style-name="ro1" table:number-rows-repeated="4">
          <table:table-cell table:number-columns-repeated="8"/>
          <table:table-cell table:style-name="ce35"/>
          <table:table-cell table:number-columns-repeated="1015"/>
        </table:table-row>
        <table:table-row table:style-name="ro1">
          <table:table-cell office:value-type="float" office:value="200001" calcext:value-type="float">
            <text:p>2000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[-5.0, 5.0]</text:p>
          </table:table-cell>
          <table:table-cell table:style-name="ce36" office:value-type="string" calcext:value-type="string">
            <text:p>True</text:p>
          </table:table-cell>
          <table:table-cell table:style-name="ce39" office:value-type="float" office:value="5" calcext:value-type="float">
            <text:p>5</text:p>
          </table:table-cell>
          <table:table-cell table:style-name="ce36" office:value-type="string" calcext:value-type="string">
            <text:p>FMFF326412832</text:p>
          </table:table-cell>
          <table:table-cell table:style-name="Default" office:value-type="string" calcext:value-type="string">
            <text:p>[32, 64, 128, 32]</text:p>
          </table:table-cell>
          <table:table-cell office:value-type="float" office:value="14965" calcext:value-type="float">
            <text:p>14965</text:p>
          </table:table-cell>
          <table:table-cell table:number-columns-repeated="1012"/>
        </table:table-row>
        <table:table-row table:style-name="ro1">
          <table:table-cell office:value-type="float" office:value="200002" calcext:value-type="float">
            <text:p>20000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S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00003" calcext:value-type="float">
            <text:p>20000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00004" calcext:value-type="float">
            <text:p>20000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FMFF326412832F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00005" calcext:value-type="float">
            <text:p>20000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6" office:value-type="string" calcext:value-type="string">
            <text:p>F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table:style-name="ce27" office:value-type="float" office:value="200006" calcext:value-type="float">
            <text:p>200006</text:p>
          </table:table-cell>
          <table:table-cell table:style-name="ce27" office:value-type="string" calcext:value-type="string">
            <text:p>src/exp</text:p>
          </table:table-cell>
          <table:table-cell table:style-name="ce27" office:value-type="string" calcext:value-type="string">
            <text:p>src/rep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rbf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table:style-name="ce33" office:value-type="float" office:value="5" calcext:value-type="float">
            <text:p>5</text:p>
          </table:table-cell>
          <table:table-cell table:style-name="ce37" office:value-type="string" calcext:value-type="string">
            <text:p>FMFF3264</text:p>
          </table:table-cell>
          <table:table-cell table:style-name="ce33" office:value-type="string" calcext:value-type="string">
            <text:p>[32, 64]</text:p>
          </table:table-cell>
          <table:table-cell table:style-name="ce33" office:value-type="float" office:value="2549" calcext:value-type="float">
            <text:p>2549</text:p>
          </table:table-cell>
          <table:table-cell table:style-name="ce33" table:number-columns-repeated="7"/>
          <table:table-cell table:style-name="ce27" table:number-columns-repeated="1005"/>
        </table:table-row>
        <table:table-row table:style-name="ro1">
          <table:table-cell office:value-type="float" office:value="200007" calcext:value-type="float">
            <text:p>20000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S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200008" calcext:value-type="float">
            <text:p>20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T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200009" calcext:value-type="float">
            <text:p>20000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FMFF3264128</text:p>
          </table:table-cell>
          <table:table-cell office:value-type="string" calcext:value-type="string">
            <text:p>[32, 64, 128]</text:p>
          </table:table-cell>
          <table:table-cell office:value-type="float" office:value="5093" calcext:value-type="float">
            <text:p>5093</text:p>
          </table:table-cell>
          <table:table-cell table:number-columns-repeated="1012"/>
        </table:table-row>
        <table:table-row table:style-name="ro1">
          <table:table-cell table:style-name="ce27" office:value-type="float" office:value="200010" calcext:value-type="float">
            <text:p>200010</text:p>
          </table:table-cell>
          <table:table-cell table:style-name="ce27" office:value-type="string" calcext:value-type="string">
            <text:p>src/exp</text:p>
          </table:table-cell>
          <table:table-cell table:style-name="ce27" office:value-type="string" calcext:value-type="string">
            <text:p>src/rep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rbf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table:style-name="ce33" office:value-type="float" office:value="5" calcext:value-type="float">
            <text:p>5</text:p>
          </table:table-cell>
          <table:table-cell table:style-name="ce37" office:value-type="string" calcext:value-type="string">
            <text:p>SMFF3264128</text:p>
          </table:table-cell>
          <table:table-cell table:style-name="ce33" office:value-type="string" calcext:value-type="string">
            <text:p>[32, 64, 128]</text:p>
          </table:table-cell>
          <table:table-cell table:style-name="ce33" table:number-columns-repeated="8"/>
          <table:table-cell table:style-name="ce27" table:number-columns-repeated="1005"/>
        </table:table-row>
        <table:table-row table:style-name="ro1">
          <table:table-cell office:value-type="float" office:value="200011" calcext:value-type="float">
            <text:p>2000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T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table:style-name="ce27" office:value-type="float" office:value="200012" calcext:value-type="float">
            <text:p>200012</text:p>
          </table:table-cell>
          <table:table-cell table:style-name="ce27" office:value-type="string" calcext:value-type="string">
            <text:p>src/exp</text:p>
          </table:table-cell>
          <table:table-cell table:style-name="ce27" office:value-type="string" calcext:value-type="string">
            <text:p>src/rep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rbf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table:style-name="ce33" office:value-type="float" office:value="5" calcext:value-type="float">
            <text:p>5</text:p>
          </table:table-cell>
          <table:table-cell table:style-name="ce37" office:value-type="string" calcext:value-type="string">
            <text:p>FMFF16</text:p>
          </table:table-cell>
          <table:table-cell table:style-name="ce33" office:value-type="string" calcext:value-type="string">
            <text:p>[16]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table:number-columns-repeated="7"/>
          <table:table-cell table:style-name="ce27" table:number-columns-repeated="1005"/>
        </table:table-row>
        <table:table-row table:style-name="ro1">
          <table:table-cell office:value-type="float" office:value="200013" calcext:value-type="float">
            <text:p>20001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S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200014" calcext:value-type="float">
            <text:p>20001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T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200015" calcext:value-type="float">
            <text:p>20001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00016" calcext:value-type="float">
            <text:p>20001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00017" calcext:value-type="float">
            <text:p>20001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00018" calcext:value-type="float">
            <text:p>20001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00019" calcext:value-type="float">
            <text:p>20001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00020" calcext:value-type="float">
            <text:p>20002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 table:number-rows-repeated="5">
          <table:table-cell table:number-columns-repeated="4"/>
          <table:table-cell table:style-name="Default"/>
          <table:table-cell/>
          <table:table-cell table:style-name="Default"/>
          <table:table-cell table:style-name="ce35"/>
          <table:table-cell/>
          <table:table-cell table:style-name="ce35"/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00001" calcext:value-type="float">
            <text:p>3000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[-5.0, 5.0]</text:p>
          </table:table-cell>
          <table:table-cell table:style-name="ce36" office:value-type="string" calcext:value-type="string">
            <text:p>True</text:p>
          </table:table-cell>
          <table:table-cell table:style-name="ce39" office:value-type="float" office:value="5" calcext:value-type="float">
            <text:p>5</text:p>
          </table:table-cell>
          <table:table-cell table:style-name="ce36" office:value-type="string" calcext:value-type="string">
            <text:p>FMFF326412832</text:p>
          </table:table-cell>
          <table:table-cell table:style-name="Default" office:value-type="string" calcext:value-type="string">
            <text:p>[32, 64, 128, 32]</text:p>
          </table:table-cell>
          <table:table-cell office:value-type="float" office:value="15097" calcext:value-type="float">
            <text:p>15097</text:p>
          </table:table-cell>
          <table:table-cell table:number-columns-repeated="1012"/>
        </table:table-row>
        <table:table-row table:style-name="ro1">
          <table:table-cell office:value-type="float" office:value="300002" calcext:value-type="float">
            <text:p>30000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S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00003" calcext:value-type="float">
            <text:p>30000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00004" calcext:value-type="float">
            <text:p>30000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FMFF326412832F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00005" calcext:value-type="float">
            <text:p>30000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6" office:value-type="string" calcext:value-type="string">
            <text:p>F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00006" calcext:value-type="float">
            <text:p>30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office:value-type="float" office:value="2681" calcext:value-type="float">
            <text:p>2681</text:p>
          </table:table-cell>
          <table:table-cell table:number-columns-repeated="1012"/>
        </table:table-row>
        <table:table-row table:style-name="ro1">
          <table:table-cell office:value-type="float" office:value="300007" calcext:value-type="float">
            <text:p>30000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S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300008" calcext:value-type="float">
            <text:p>30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T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300009" calcext:value-type="float">
            <text:p>30000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FMFF3264128</text:p>
          </table:table-cell>
          <table:table-cell office:value-type="string" calcext:value-type="string">
            <text:p>[32, 64, 128]</text:p>
          </table:table-cell>
          <table:table-cell office:value-type="float" office:value="5353" calcext:value-type="float">
            <text:p>5353</text:p>
          </table:table-cell>
          <table:table-cell table:number-columns-repeated="1012"/>
        </table:table-row>
        <table:table-row table:style-name="ro1">
          <table:table-cell office:value-type="float" office:value="300010" calcext:value-type="float">
            <text:p>30001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S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300011" calcext:value-type="float">
            <text:p>3000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T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300012" calcext:value-type="float">
            <text:p>30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office:value-type="float" office:value="473" calcext:value-type="float">
            <text:p>473</text:p>
          </table:table-cell>
          <table:table-cell table:number-columns-repeated="1012"/>
        </table:table-row>
        <table:table-row table:style-name="ro1">
          <table:table-cell table:style-name="ce27" office:value-type="float" office:value="300013" calcext:value-type="float">
            <text:p>300013</text:p>
          </table:table-cell>
          <table:table-cell table:style-name="ce27" office:value-type="string" calcext:value-type="string">
            <text:p>src/exp</text:p>
          </table:table-cell>
          <table:table-cell table:style-name="ce27" office:value-type="string" calcext:value-type="string">
            <text:p>src/rep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mlp_rbf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table:style-name="ce33" office:value-type="float" office:value="5" calcext:value-type="float">
            <text:p>5</text:p>
          </table:table-cell>
          <table:table-cell table:style-name="ce37" office:value-type="string" calcext:value-type="string">
            <text:p>SMFF16</text:p>
          </table:table-cell>
          <table:table-cell table:style-name="ce33" office:value-type="string" calcext:value-type="string">
            <text:p>[16]</text:p>
          </table:table-cell>
          <table:table-cell table:style-name="ce33" table:number-columns-repeated="8"/>
          <table:table-cell table:style-name="ce27" table:number-columns-repeated="1005"/>
        </table:table-row>
        <table:table-row table:style-name="ro1">
          <table:table-cell office:value-type="float" office:value="300014" calcext:value-type="float">
            <text:p>30001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T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300015" calcext:value-type="float">
            <text:p>30001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00016" calcext:value-type="float">
            <text:p>30001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00017" calcext:value-type="float">
            <text:p>30001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style-name="ce35"/>
          <table:table-cell/>
          <table:table-cell table:style-name="ce35"/>
          <table:table-cell table:style-name="Default"/>
          <table:table-cell table:number-columns-repeated="1013"/>
        </table:table-row>
        <table:table-row table:style-name="ro1">
          <table:table-cell office:value-type="float" office:value="300018" calcext:value-type="float">
            <text:p>30001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00019" calcext:value-type="float">
            <text:p>30001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00020" calcext:value-type="float">
            <text:p>30002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 table:number-rows-repeated="8">
          <table:table-cell table:number-columns-repeated="4"/>
          <table:table-cell table:style-name="Default"/>
          <table:table-cell table:number-columns-repeated="2"/>
          <table:table-cell table:style-name="ce35"/>
          <table:table-cell/>
          <table:table-cell table:style-name="ce35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110001" calcext:value-type="float">
            <text:p>1100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4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110006" calcext:value-type="float">
            <text:p>11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110008" calcext:value-type="float">
            <text:p>11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FF16</text:p>
          </table:table-cell>
          <table:table-cell office:value-type="string" calcext:value-type="string">
            <text:p>[16, 32, 128]</text:p>
          </table:table-cell>
          <table:table-cell table:number-columns-repeated="1013"/>
        </table:table-row>
        <table:table-row table:style-name="ro1">
          <table:table-cell office:value-type="float" office:value="110012" calcext:value-type="float">
            <text:p>11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10001" calcext:value-type="float">
            <text:p>2100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6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10002" calcext:value-type="float">
            <text:p>21000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10003" calcext:value-type="float">
            <text:p>21000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10004" calcext:value-type="float">
            <text:p>21000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FF326412832F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10005" calcext:value-type="float">
            <text:p>21000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10006" calcext:value-type="float">
            <text:p>21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210007" calcext:value-type="float">
            <text:p>21000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210008" calcext:value-type="float">
            <text:p>21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210009" calcext:value-type="float">
            <text:p>21000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210010" calcext:value-type="float">
            <text:p>21001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210011" calcext:value-type="float">
            <text:p>2100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210012" calcext:value-type="float">
            <text:p>21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210013" calcext:value-type="float">
            <text:p>21001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210014" calcext:value-type="float">
            <text:p>21001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210015" calcext:value-type="float">
            <text:p>21001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10016" calcext:value-type="float">
            <text:p>21001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10017" calcext:value-type="float">
            <text:p>21001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10018" calcext:value-type="float">
            <text:p>21001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10019" calcext:value-type="float">
            <text:p>21001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10020" calcext:value-type="float">
            <text:p>21002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float" office:value="310001" calcext:value-type="float">
            <text:p>3100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6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10002" calcext:value-type="float">
            <text:p>31000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10003" calcext:value-type="float">
            <text:p>31000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10004" calcext:value-type="float">
            <text:p>31000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FF326412832F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10005" calcext:value-type="float">
            <text:p>31000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10006" calcext:value-type="float">
            <text:p>31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310007" calcext:value-type="float">
            <text:p>31000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310008" calcext:value-type="float">
            <text:p>31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310009" calcext:value-type="float">
            <text:p>31000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310010" calcext:value-type="float">
            <text:p>31001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310011" calcext:value-type="float">
            <text:p>3100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310012" calcext:value-type="float">
            <text:p>31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310013" calcext:value-type="float">
            <text:p>31001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310014" calcext:value-type="float">
            <text:p>31001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310015" calcext:value-type="float">
            <text:p>31001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10016" calcext:value-type="float">
            <text:p>31001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10017" calcext:value-type="float">
            <text:p>31001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office:value-type="float" office:value="310018" calcext:value-type="float">
            <text:p>31001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10019" calcext:value-type="float">
            <text:p>31001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10020" calcext:value-type="float">
            <text:p>31002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 table:number-rows-repeated="10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office:value-type="float" office:value="120001" calcext:value-type="float">
            <text:p>1200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120006" calcext:value-type="float">
            <text:p>12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120008" calcext:value-type="float">
            <text:p>12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FF16</text:p>
          </table:table-cell>
          <table:table-cell office:value-type="string" calcext:value-type="string">
            <text:p>[16, 32, 128]</text:p>
          </table:table-cell>
          <table:table-cell table:number-columns-repeated="1013"/>
        </table:table-row>
        <table:table-row table:style-name="ro1">
          <table:table-cell office:value-type="float" office:value="120012" calcext:value-type="float">
            <text:p>12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20001" calcext:value-type="float">
            <text:p>2200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6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20002" calcext:value-type="float">
            <text:p>22000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20003" calcext:value-type="float">
            <text:p>22000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20004" calcext:value-type="float">
            <text:p>22000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FF326412832F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20005" calcext:value-type="float">
            <text:p>22000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20006" calcext:value-type="float">
            <text:p>22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220007" calcext:value-type="float">
            <text:p>22000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220008" calcext:value-type="float">
            <text:p>22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220009" calcext:value-type="float">
            <text:p>22000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220010" calcext:value-type="float">
            <text:p>22001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220011" calcext:value-type="float">
            <text:p>2200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220012" calcext:value-type="float">
            <text:p>22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220013" calcext:value-type="float">
            <text:p>22001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220014" calcext:value-type="float">
            <text:p>22001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220015" calcext:value-type="float">
            <text:p>22001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20016" calcext:value-type="float">
            <text:p>22001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20017" calcext:value-type="float">
            <text:p>22001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20018" calcext:value-type="float">
            <text:p>22001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20019" calcext:value-type="float">
            <text:p>22001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20020" calcext:value-type="float">
            <text:p>22002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float" office:value="320001" calcext:value-type="float">
            <text:p>3200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6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20002" calcext:value-type="float">
            <text:p>32000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20003" calcext:value-type="float">
            <text:p>32000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20004" calcext:value-type="float">
            <text:p>32000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FF326412832F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20005" calcext:value-type="float">
            <text:p>32000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20006" calcext:value-type="float">
            <text:p>32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320007" calcext:value-type="float">
            <text:p>32000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320008" calcext:value-type="float">
            <text:p>32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320009" calcext:value-type="float">
            <text:p>32000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320010" calcext:value-type="float">
            <text:p>32001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320011" calcext:value-type="float">
            <text:p>3200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320012" calcext:value-type="float">
            <text:p>32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320013" calcext:value-type="float">
            <text:p>32001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320014" calcext:value-type="float">
            <text:p>32001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320015" calcext:value-type="float">
            <text:p>32001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20016" calcext:value-type="float">
            <text:p>32001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20017" calcext:value-type="float">
            <text:p>32001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office:value-type="float" office:value="320018" calcext:value-type="float">
            <text:p>32001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20019" calcext:value-type="float">
            <text:p>32001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20020" calcext:value-type="float">
            <text:p>32002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office:value-type="float" office:value="130001" calcext:value-type="float">
            <text:p>1300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130006" calcext:value-type="float">
            <text:p>13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130008" calcext:value-type="float">
            <text:p>13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FF16</text:p>
          </table:table-cell>
          <table:table-cell office:value-type="string" calcext:value-type="string">
            <text:p>[16, 32, 128]</text:p>
          </table:table-cell>
          <table:table-cell table:number-columns-repeated="1013"/>
        </table:table-row>
        <table:table-row table:style-name="ro1">
          <table:table-cell office:value-type="float" office:value="130012" calcext:value-type="float">
            <text:p>13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30001" calcext:value-type="float">
            <text:p>2300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6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30002" calcext:value-type="float">
            <text:p>23000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30003" calcext:value-type="float">
            <text:p>23000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30004" calcext:value-type="float">
            <text:p>23000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FF326412832F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30005" calcext:value-type="float">
            <text:p>23000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30006" calcext:value-type="float">
            <text:p>23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230007" calcext:value-type="float">
            <text:p>23000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230008" calcext:value-type="float">
            <text:p>23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230009" calcext:value-type="float">
            <text:p>23000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230010" calcext:value-type="float">
            <text:p>23001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230011" calcext:value-type="float">
            <text:p>2300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230012" calcext:value-type="float">
            <text:p>23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230013" calcext:value-type="float">
            <text:p>23001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230014" calcext:value-type="float">
            <text:p>23001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30015" calcext:value-type="float">
            <text:p>23001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30016" calcext:value-type="float">
            <text:p>23001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30017" calcext:value-type="float">
            <text:p>23001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office:value-type="float" office:value="230018" calcext:value-type="float">
            <text:p>23001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30019" calcext:value-type="float">
            <text:p>23001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30020" calcext:value-type="float">
            <text:p>23002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float" office:value="330001" calcext:value-type="float">
            <text:p>3300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6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30002" calcext:value-type="float">
            <text:p>33000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30003" calcext:value-type="float">
            <text:p>33000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30004" calcext:value-type="float">
            <text:p>33000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FF326412832F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30005" calcext:value-type="float">
            <text:p>33000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30006" calcext:value-type="float">
            <text:p>33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330007" calcext:value-type="float">
            <text:p>33000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330008" calcext:value-type="float">
            <text:p>33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330009" calcext:value-type="float">
            <text:p>33000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330010" calcext:value-type="float">
            <text:p>33001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330011" calcext:value-type="float">
            <text:p>3300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330012" calcext:value-type="float">
            <text:p>33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330013" calcext:value-type="float">
            <text:p>33001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330014" calcext:value-type="float">
            <text:p>33001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30015" calcext:value-type="float">
            <text:p>33001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30016" calcext:value-type="float">
            <text:p>33001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30017" calcext:value-type="float">
            <text:p>33001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30018" calcext:value-type="float">
            <text:p>33001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30019" calcext:value-type="float">
            <text:p>33001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30020" calcext:value-type="float">
            <text:p>33002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7" office:value-type="float" office:value="140001" calcext:value-type="float">
            <text:p>140001</text:p>
          </table:table-cell>
          <table:table-cell table:style-name="ce27" office:value-type="string" calcext:value-type="string">
            <text:p>src/exp</text:p>
          </table:table-cell>
          <table:table-cell table:style-name="ce27" office:value-type="string" calcext:value-type="string">
            <text:p>src/rep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mlp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[-5.0, 5.0]</text:p>
          </table:table-cell>
          <table:table-cell table:style-name="ce34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4" office:value-type="string" calcext:value-type="string">
            <text:p>FMFF326412832</text:p>
          </table:table-cell>
          <table:table-cell table:style-name="ce27" office:value-type="string" calcext:value-type="string">
            <text:p>[32, 64, 128, 32]</text:p>
          </table:table-cell>
          <table:table-cell table:style-name="ce27" office:value-type="float" office:value="14689" calcext:value-type="float">
            <text:p>14689</text:p>
          </table:table-cell>
          <table:table-cell table:number-columns-repeated="1012"/>
        </table:table-row>
        <table:table-row table:style-name="ro1">
          <table:table-cell office:value-type="float" office:value="140006" calcext:value-type="float">
            <text:p>14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office:value-type="float" office:value="2112" calcext:value-type="float">
            <text:p>2112</text:p>
          </table:table-cell>
          <table:table-cell table:number-columns-repeated="1012"/>
        </table:table-row>
        <table:table-row table:style-name="ro1">
          <table:table-cell office:value-type="float" office:value="140008" calcext:value-type="float">
            <text:p>14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FMFF16</text:p>
          </table:table-cell>
          <table:table-cell office:value-type="string" calcext:value-type="string">
            <text:p>[16, 32, 128]</text:p>
          </table:table-cell>
          <table:table-cell office:value-type="float" office:value="4945" calcext:value-type="float">
            <text:p>4945</text:p>
          </table:table-cell>
          <table:table-cell table:number-columns-repeated="1012"/>
        </table:table-row>
        <table:table-row table:style-name="ro1">
          <table:table-cell office:value-type="float" office:value="140012" calcext:value-type="float">
            <text:p>14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style-name="ce35"/>
          <table:table-cell/>
          <table:table-cell table:style-name="ce36"/>
          <table:table-cell table:style-name="Default"/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7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  <table:table-cell table:style-name="ce35"/>
          <table:table-cell/>
          <table:table-cell table:style-name="ce35"/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7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  <table:table-cell table:style-name="ce35"/>
          <table:table-cell/>
          <table:table-cell table:style-name="ce35"/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7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  <table:table-cell table:style-name="ce35"/>
          <table:table-cell/>
          <table:table-cell table:style-name="ce35"/>
          <table:table-cell table:number-columns-repeated="1014"/>
        </table:table-row>
        <table:table-row table:style-name="ro1" table:number-rows-repeated="4">
          <table:table-cell table:number-columns-repeated="8"/>
          <table:table-cell table:style-name="ce35"/>
          <table:table-cell table:number-columns-repeated="1015"/>
        </table:table-row>
        <table:table-row table:style-name="ro1">
          <table:table-cell office:value-type="float" office:value="240001" calcext:value-type="float">
            <text:p>2400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[-5.0, 5.0]</text:p>
          </table:table-cell>
          <table:table-cell table:style-name="ce36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6" office:value-type="string" calcext:value-type="string">
            <text:p>FMFF326412832</text:p>
          </table:table-cell>
          <table:table-cell table:style-name="Default" office:value-type="string" calcext:value-type="string">
            <text:p>[32, 64, 128, 32]</text:p>
          </table:table-cell>
          <table:table-cell office:value-type="float" office:value="14965" calcext:value-type="float">
            <text:p>14965</text:p>
          </table:table-cell>
          <table:table-cell table:number-columns-repeated="1012"/>
        </table:table-row>
        <table:table-row table:style-name="ro1">
          <table:table-cell office:value-type="float" office:value="240002" calcext:value-type="float">
            <text:p>24000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S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40003" calcext:value-type="float">
            <text:p>24000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40004" calcext:value-type="float">
            <text:p>24000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Fals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FMFF326412832F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40005" calcext:value-type="float">
            <text:p>24000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6" office:value-type="string" calcext:value-type="string">
            <text:p>F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table:style-name="ce27" office:value-type="float" office:value="240006" calcext:value-type="float">
            <text:p>240006</text:p>
          </table:table-cell>
          <table:table-cell table:style-name="ce27" office:value-type="string" calcext:value-type="string">
            <text:p>src/exp</text:p>
          </table:table-cell>
          <table:table-cell table:style-name="ce27" office:value-type="string" calcext:value-type="string">
            <text:p>src/rep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rbf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string" calcext:value-type="string">
            <text:p>FMFF3264</text:p>
          </table:table-cell>
          <table:table-cell table:style-name="ce33" office:value-type="string" calcext:value-type="string">
            <text:p>[32, 64]</text:p>
          </table:table-cell>
          <table:table-cell table:style-name="ce33" office:value-type="float" office:value="2549" calcext:value-type="float">
            <text:p>2549</text:p>
          </table:table-cell>
          <table:table-cell table:number-columns-repeated="1012"/>
        </table:table-row>
        <table:table-row table:style-name="ro1">
          <table:table-cell office:value-type="float" office:value="240007" calcext:value-type="float">
            <text:p>24000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S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240008" calcext:value-type="float">
            <text:p>24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240009" calcext:value-type="float">
            <text:p>24000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FMFF3264128</text:p>
          </table:table-cell>
          <table:table-cell office:value-type="string" calcext:value-type="string">
            <text:p>[32, 64, 128]</text:p>
          </table:table-cell>
          <table:table-cell office:value-type="float" office:value="5093" calcext:value-type="float">
            <text:p>5093</text:p>
          </table:table-cell>
          <table:table-cell table:number-columns-repeated="1012"/>
        </table:table-row>
        <table:table-row table:style-name="ro1">
          <table:table-cell table:style-name="ce27" office:value-type="float" office:value="240010" calcext:value-type="float">
            <text:p>240010</text:p>
          </table:table-cell>
          <table:table-cell table:style-name="ce27" office:value-type="string" calcext:value-type="string">
            <text:p>src/exp</text:p>
          </table:table-cell>
          <table:table-cell table:style-name="ce27" office:value-type="string" calcext:value-type="string">
            <text:p>src/rep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rbf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string" calcext:value-type="string">
            <text:p>SMFF3264128</text:p>
          </table:table-cell>
          <table:table-cell table:style-name="ce33" office:value-type="string" calcext:value-type="string">
            <text:p>[32, 64, 128]</text:p>
          </table:table-cell>
          <table:table-cell table:style-name="ce33"/>
          <table:table-cell table:number-columns-repeated="1012"/>
        </table:table-row>
        <table:table-row table:style-name="ro1">
          <table:table-cell office:value-type="float" office:value="240011" calcext:value-type="float">
            <text:p>2400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table:style-name="ce27" office:value-type="float" office:value="240012" calcext:value-type="float">
            <text:p>240012</text:p>
          </table:table-cell>
          <table:table-cell table:style-name="ce27" office:value-type="string" calcext:value-type="string">
            <text:p>src/exp</text:p>
          </table:table-cell>
          <table:table-cell table:style-name="ce27" office:value-type="string" calcext:value-type="string">
            <text:p>src/rep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rbf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string" calcext:value-type="string">
            <text:p>FMFF16</text:p>
          </table:table-cell>
          <table:table-cell table:style-name="ce33" office:value-type="string" calcext:value-type="string">
            <text:p>[16]</text:p>
          </table:table-cell>
          <table:table-cell table:style-name="ce33" office:value-type="float" office:value="213" calcext:value-type="float">
            <text:p>213</text:p>
          </table:table-cell>
          <table:table-cell table:number-columns-repeated="1012"/>
        </table:table-row>
        <table:table-row table:style-name="ro1">
          <table:table-cell office:value-type="float" office:value="240013" calcext:value-type="float">
            <text:p>24001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S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240014" calcext:value-type="float">
            <text:p>24001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240015" calcext:value-type="float">
            <text:p>24001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40016" calcext:value-type="float">
            <text:p>24001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40017" calcext:value-type="float">
            <text:p>24001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40018" calcext:value-type="float">
            <text:p>24001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40019" calcext:value-type="float">
            <text:p>24001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40020" calcext:value-type="float">
            <text:p>24002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 table:number-rows-repeated="5">
          <table:table-cell table:number-columns-repeated="4"/>
          <table:table-cell table:style-name="Default"/>
          <table:table-cell/>
          <table:table-cell table:style-name="Default"/>
          <table:table-cell table:style-name="ce35"/>
          <table:table-cell/>
          <table:table-cell table:style-name="ce35"/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40001" calcext:value-type="float">
            <text:p>3400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[-5.0, 5.0]</text:p>
          </table:table-cell>
          <table:table-cell table:style-name="ce36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6" office:value-type="string" calcext:value-type="string">
            <text:p>FMFF326412832</text:p>
          </table:table-cell>
          <table:table-cell table:style-name="Default" office:value-type="string" calcext:value-type="string">
            <text:p>[32, 64, 128, 32]</text:p>
          </table:table-cell>
          <table:table-cell office:value-type="float" office:value="15097" calcext:value-type="float">
            <text:p>15097</text:p>
          </table:table-cell>
          <table:table-cell table:number-columns-repeated="1012"/>
        </table:table-row>
        <table:table-row table:style-name="ro1">
          <table:table-cell office:value-type="float" office:value="340002" calcext:value-type="float">
            <text:p>34000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S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40003" calcext:value-type="float">
            <text:p>34000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40004" calcext:value-type="float">
            <text:p>34000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Fals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FMFF326412832F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40005" calcext:value-type="float">
            <text:p>34000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6" office:value-type="string" calcext:value-type="string">
            <text:p>F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40006" calcext:value-type="float">
            <text:p>34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office:value-type="float" office:value="2681" calcext:value-type="float">
            <text:p>2681</text:p>
          </table:table-cell>
          <table:table-cell table:number-columns-repeated="1012"/>
        </table:table-row>
        <table:table-row table:style-name="ro1">
          <table:table-cell office:value-type="float" office:value="340007" calcext:value-type="float">
            <text:p>34000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S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340008" calcext:value-type="float">
            <text:p>34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340009" calcext:value-type="float">
            <text:p>34000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FMFF3264128</text:p>
          </table:table-cell>
          <table:table-cell office:value-type="string" calcext:value-type="string">
            <text:p>[32, 64, 128]</text:p>
          </table:table-cell>
          <table:table-cell office:value-type="float" office:value="5353" calcext:value-type="float">
            <text:p>5353</text:p>
          </table:table-cell>
          <table:table-cell table:number-columns-repeated="1012"/>
        </table:table-row>
        <table:table-row table:style-name="ro1">
          <table:table-cell office:value-type="float" office:value="340010" calcext:value-type="float">
            <text:p>34001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S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340011" calcext:value-type="float">
            <text:p>3400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340012" calcext:value-type="float">
            <text:p>34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office:value-type="float" office:value="473" calcext:value-type="float">
            <text:p>473</text:p>
          </table:table-cell>
          <table:table-cell table:number-columns-repeated="1012"/>
        </table:table-row>
        <table:table-row table:style-name="ro1">
          <table:table-cell table:style-name="ce27" office:value-type="float" office:value="340013" calcext:value-type="float">
            <text:p>340013</text:p>
          </table:table-cell>
          <table:table-cell table:style-name="ce27" office:value-type="string" calcext:value-type="string">
            <text:p>src/exp</text:p>
          </table:table-cell>
          <table:table-cell table:style-name="ce27" office:value-type="string" calcext:value-type="string">
            <text:p>src/rep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mlp_rbf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string" calcext:value-type="string">
            <text:p>SMFF16</text:p>
          </table:table-cell>
          <table:table-cell table:style-name="ce33" office:value-type="string" calcext:value-type="string">
            <text:p>[16]</text:p>
          </table:table-cell>
          <table:table-cell table:style-name="ce33"/>
          <table:table-cell table:number-columns-repeated="1012"/>
        </table:table-row>
        <table:table-row table:style-name="ro1">
          <table:table-cell office:value-type="float" office:value="340014" calcext:value-type="float">
            <text:p>34001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340015" calcext:value-type="float">
            <text:p>34001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40016" calcext:value-type="float">
            <text:p>34001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40017" calcext:value-type="float">
            <text:p>34001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40018" calcext:value-type="float">
            <text:p>34001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40019" calcext:value-type="float">
            <text:p>34001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40020" calcext:value-type="float">
            <text:p>34002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7" office:value-type="float" office:value="150001" calcext:value-type="float">
            <text:p>150001</text:p>
          </table:table-cell>
          <table:table-cell table:style-name="ce27" office:value-type="string" calcext:value-type="string">
            <text:p>src/exp</text:p>
          </table:table-cell>
          <table:table-cell table:style-name="ce27" office:value-type="string" calcext:value-type="string">
            <text:p>src/rep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mlp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[-5.0, 5.0]</text:p>
          </table:table-cell>
          <table:table-cell table:style-name="ce34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4" office:value-type="string" calcext:value-type="string">
            <text:p>FMFF326412832</text:p>
          </table:table-cell>
          <table:table-cell table:style-name="ce27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150006" calcext:value-type="float">
            <text:p>15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150008" calcext:value-type="float">
            <text:p>15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FMFF16</text:p>
          </table:table-cell>
          <table:table-cell office:value-type="string" calcext:value-type="string">
            <text:p>[16, 32, 128]</text:p>
          </table:table-cell>
          <table:table-cell table:number-columns-repeated="1013"/>
        </table:table-row>
        <table:table-row table:style-name="ro1">
          <table:table-cell office:value-type="float" office:value="150012" calcext:value-type="float">
            <text:p>15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style-name="ce35"/>
          <table:table-cell/>
          <table:table-cell table:style-name="ce36"/>
          <table:table-cell table:style-name="Default"/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7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  <table:table-cell table:style-name="ce35"/>
          <table:table-cell/>
          <table:table-cell table:style-name="ce35"/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7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  <table:table-cell table:style-name="ce35"/>
          <table:table-cell/>
          <table:table-cell table:style-name="ce35"/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7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  <table:table-cell table:style-name="ce35"/>
          <table:table-cell/>
          <table:table-cell table:style-name="ce35"/>
          <table:table-cell table:number-columns-repeated="1014"/>
        </table:table-row>
        <table:table-row table:style-name="ro1" table:number-rows-repeated="4">
          <table:table-cell table:number-columns-repeated="8"/>
          <table:table-cell table:style-name="ce35"/>
          <table:table-cell table:number-columns-repeated="1015"/>
        </table:table-row>
        <table:table-row table:style-name="ro1">
          <table:table-cell office:value-type="float" office:value="250001" calcext:value-type="float">
            <text:p>2500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[-5.0, 5.0]</text:p>
          </table:table-cell>
          <table:table-cell table:style-name="ce36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6" office:value-type="string" calcext:value-type="string">
            <text:p>F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50002" calcext:value-type="float">
            <text:p>25000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S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50003" calcext:value-type="float">
            <text:p>25000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50004" calcext:value-type="float">
            <text:p>25000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Fals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FMFF326412832F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50005" calcext:value-type="float">
            <text:p>25000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6" office:value-type="string" calcext:value-type="string">
            <text:p>F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table:style-name="ce27" office:value-type="float" office:value="250006" calcext:value-type="float">
            <text:p>250006</text:p>
          </table:table-cell>
          <table:table-cell table:style-name="ce27" office:value-type="string" calcext:value-type="string">
            <text:p>src/exp</text:p>
          </table:table-cell>
          <table:table-cell table:style-name="ce27" office:value-type="string" calcext:value-type="string">
            <text:p>src/rep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rbf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string" calcext:value-type="string">
            <text:p>FMFF3264</text:p>
          </table:table-cell>
          <table:table-cell table:style-name="ce33"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250007" calcext:value-type="float">
            <text:p>25000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S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250008" calcext:value-type="float">
            <text:p>25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250009" calcext:value-type="float">
            <text:p>25000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F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table:style-name="ce27" office:value-type="float" office:value="250010" calcext:value-type="float">
            <text:p>250010</text:p>
          </table:table-cell>
          <table:table-cell table:style-name="ce27" office:value-type="string" calcext:value-type="string">
            <text:p>src/exp</text:p>
          </table:table-cell>
          <table:table-cell table:style-name="ce27" office:value-type="string" calcext:value-type="string">
            <text:p>src/rep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rbf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string" calcext:value-type="string">
            <text:p>SMFF3264128</text:p>
          </table:table-cell>
          <table:table-cell table:style-name="ce33"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250011" calcext:value-type="float">
            <text:p>2500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table:style-name="ce27" office:value-type="float" office:value="250012" calcext:value-type="float">
            <text:p>250012</text:p>
          </table:table-cell>
          <table:table-cell table:style-name="ce27" office:value-type="string" calcext:value-type="string">
            <text:p>src/exp</text:p>
          </table:table-cell>
          <table:table-cell table:style-name="ce27" office:value-type="string" calcext:value-type="string">
            <text:p>src/rep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rbf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string" calcext:value-type="string">
            <text:p>FMFF16</text:p>
          </table:table-cell>
          <table:table-cell table:style-name="ce33"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250013" calcext:value-type="float">
            <text:p>25001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S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250014" calcext:value-type="float">
            <text:p>25001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250015" calcext:value-type="float">
            <text:p>25001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50016" calcext:value-type="float">
            <text:p>25001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50017" calcext:value-type="float">
            <text:p>25001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50018" calcext:value-type="float">
            <text:p>25001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50019" calcext:value-type="float">
            <text:p>25001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50020" calcext:value-type="float">
            <text:p>25002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 table:number-rows-repeated="5">
          <table:table-cell table:number-columns-repeated="4"/>
          <table:table-cell table:style-name="Default"/>
          <table:table-cell/>
          <table:table-cell table:style-name="Default"/>
          <table:table-cell table:style-name="ce35"/>
          <table:table-cell/>
          <table:table-cell table:style-name="ce35"/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50001" calcext:value-type="float">
            <text:p>3500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[-5.0, 5.0]</text:p>
          </table:table-cell>
          <table:table-cell table:style-name="ce36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6" office:value-type="string" calcext:value-type="string">
            <text:p>F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50002" calcext:value-type="float">
            <text:p>35000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S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50003" calcext:value-type="float">
            <text:p>35000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50004" calcext:value-type="float">
            <text:p>35000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Fals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FMFF326412832F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50005" calcext:value-type="float">
            <text:p>35000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6" office:value-type="string" calcext:value-type="string">
            <text:p>F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50006" calcext:value-type="float">
            <text:p>35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350007" calcext:value-type="float">
            <text:p>35000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S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350008" calcext:value-type="float">
            <text:p>35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350009" calcext:value-type="float">
            <text:p>35000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F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350010" calcext:value-type="float">
            <text:p>35001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S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350011" calcext:value-type="float">
            <text:p>3500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350012" calcext:value-type="float">
            <text:p>35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table:style-name="ce27" office:value-type="float" office:value="350013" calcext:value-type="float">
            <text:p>350013</text:p>
          </table:table-cell>
          <table:table-cell table:style-name="ce27" office:value-type="string" calcext:value-type="string">
            <text:p>src/exp</text:p>
          </table:table-cell>
          <table:table-cell table:style-name="ce27" office:value-type="string" calcext:value-type="string">
            <text:p>src/rep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mlp_rbf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string" calcext:value-type="string">
            <text:p>SMFF16</text:p>
          </table:table-cell>
          <table:table-cell table:style-name="ce33"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350014" calcext:value-type="float">
            <text:p>35001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350015" calcext:value-type="float">
            <text:p>35001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50016" calcext:value-type="float">
            <text:p>35001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50017" calcext:value-type="float">
            <text:p>35001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50018" calcext:value-type="float">
            <text:p>35001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50019" calcext:value-type="float">
            <text:p>35001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50020" calcext:value-type="float">
            <text:p>35002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5" office:value-type="float" office:value="400001" calcext:value-type="float">
            <text:p>400001</text:p>
          </table:table-cell>
          <table:table-cell table:style-name="ce25" office:value-type="string" calcext:value-type="string">
            <text:p>src/exp</text:p>
          </table:table-cell>
          <table:table-cell table:style-name="ce25" office:value-type="string" calcext:value-type="string">
            <text:p>src/rep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mrbf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[-5.0, 5.0]</text:p>
          </table:table-cell>
          <table:table-cell table:style-name="ce12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12" office:value-type="string" calcext:value-type="string">
            <text:p>FMFF326412832</text:p>
          </table:table-cell>
          <table:table-cell table:style-name="ce25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400006" calcext:value-type="float">
            <text:p>40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400008" calcext:value-type="float">
            <text:p>40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FMFF16</text:p>
          </table:table-cell>
          <table:table-cell office:value-type="string" calcext:value-type="string">
            <text:p>[16, 32, 128]</text:p>
          </table:table-cell>
          <table:table-cell table:number-columns-repeated="1013"/>
        </table:table-row>
        <table:table-row table:style-name="ro1">
          <table:table-cell office:value-type="float" office:value="400012" calcext:value-type="float">
            <text:p>40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0" calcext:value-type="float">
            <text:p>10</text:p>
          </table:table-cell>
          <table:table-cell table:style-name="ce35"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5" office:value-type="float" office:value="450001" calcext:value-type="float">
            <text:p>450001</text:p>
          </table:table-cell>
          <table:table-cell table:style-name="ce25" office:value-type="string" calcext:value-type="string">
            <text:p>src/exp</text:p>
          </table:table-cell>
          <table:table-cell table:style-name="ce25" office:value-type="string" calcext:value-type="string">
            <text:p>src/rep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mrbf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[-5.0, 5.0]</text:p>
          </table:table-cell>
          <table:table-cell table:style-name="ce12" office:value-type="string" calcext:value-type="string">
            <text:p>True</text:p>
          </table:table-cell>
          <table:table-cell table:style-name="ce39" office:value-type="float" office:value="5" calcext:value-type="float">
            <text:p>5</text:p>
          </table:table-cell>
          <table:table-cell table:style-name="ce12" office:value-type="string" calcext:value-type="string">
            <text:p>FMFF326412832</text:p>
          </table:table-cell>
          <table:table-cell table:style-name="ce25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450006" calcext:value-type="float">
            <text:p>45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5" calcext:value-type="float">
            <text:p>5</text:p>
          </table:table-cell>
          <table:table-cell table:style-name="ce35"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450008" calcext:value-type="float">
            <text:p>45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5" calcext:value-type="float">
            <text:p>5</text:p>
          </table:table-cell>
          <table:table-cell table:style-name="ce35" office:value-type="string" calcext:value-type="string">
            <text:p>FMFF16</text:p>
          </table:table-cell>
          <table:table-cell office:value-type="string" calcext:value-type="string">
            <text:p>[16, 32, 128]</text:p>
          </table:table-cell>
          <table:table-cell table:number-columns-repeated="1013"/>
        </table:table-row>
        <table:table-row table:style-name="ro1">
          <table:table-cell office:value-type="float" office:value="450012" calcext:value-type="float">
            <text:p>45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5" calcext:value-type="float">
            <text:p>5</text:p>
          </table:table-cell>
          <table:table-cell table:style-name="ce35"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5" office:value-type="float" office:value="410001" calcext:value-type="float">
            <text:p>410001</text:p>
          </table:table-cell>
          <table:table-cell table:style-name="ce25" office:value-type="string" calcext:value-type="string">
            <text:p>src/exp</text:p>
          </table:table-cell>
          <table:table-cell table:style-name="ce25" office:value-type="string" calcext:value-type="string">
            <text:p>src/rep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mrbf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[-5.0, 5.0]</text:p>
          </table:table-cell>
          <table:table-cell table:style-name="ce12" office:value-type="string" calcext:value-type="string">
            <text:p>True</text:p>
          </table:table-cell>
          <table:table-cell table:style-name="ce39" office:value-type="float" office:value="3" calcext:value-type="float">
            <text:p>3</text:p>
          </table:table-cell>
          <table:table-cell table:style-name="ce12" office:value-type="string" calcext:value-type="string">
            <text:p>FMFF326412832</text:p>
          </table:table-cell>
          <table:table-cell table:style-name="ce25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410006" calcext:value-type="float">
            <text:p>41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3" calcext:value-type="float">
            <text:p>3</text:p>
          </table:table-cell>
          <table:table-cell table:style-name="ce35"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410008" calcext:value-type="float">
            <text:p>41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3" calcext:value-type="float">
            <text:p>3</text:p>
          </table:table-cell>
          <table:table-cell table:style-name="ce35" office:value-type="string" calcext:value-type="string">
            <text:p>FMFF16</text:p>
          </table:table-cell>
          <table:table-cell office:value-type="string" calcext:value-type="string">
            <text:p>[16, 32, 128]</text:p>
          </table:table-cell>
          <table:table-cell table:number-columns-repeated="1013"/>
        </table:table-row>
        <table:table-row table:style-name="ro1">
          <table:table-cell office:value-type="float" office:value="410012" calcext:value-type="float">
            <text:p>41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3" calcext:value-type="float">
            <text:p>3</text:p>
          </table:table-cell>
          <table:table-cell table:style-name="ce35"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5" office:value-type="float" office:value="420001" calcext:value-type="float">
            <text:p>420001</text:p>
          </table:table-cell>
          <table:table-cell table:style-name="ce25" office:value-type="string" calcext:value-type="string">
            <text:p>src/exp</text:p>
          </table:table-cell>
          <table:table-cell table:style-name="ce25" office:value-type="string" calcext:value-type="string">
            <text:p>src/rep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mrbf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[-5.0, 5.0]</text:p>
          </table:table-cell>
          <table:table-cell table:style-name="ce12" office:value-type="string" calcext:value-type="string">
            <text:p>True</text:p>
          </table:table-cell>
          <table:table-cell table:style-name="ce39" office:value-type="float" office:value="1" calcext:value-type="float">
            <text:p>1</text:p>
          </table:table-cell>
          <table:table-cell table:style-name="ce12" office:value-type="string" calcext:value-type="string">
            <text:p>FMFF326412832</text:p>
          </table:table-cell>
          <table:table-cell table:style-name="ce25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420006" calcext:value-type="float">
            <text:p>42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" calcext:value-type="float">
            <text:p>1</text:p>
          </table:table-cell>
          <table:table-cell table:style-name="ce35"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420008" calcext:value-type="float">
            <text:p>42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" calcext:value-type="float">
            <text:p>1</text:p>
          </table:table-cell>
          <table:table-cell table:style-name="ce35" office:value-type="string" calcext:value-type="string">
            <text:p>FMFF16</text:p>
          </table:table-cell>
          <table:table-cell office:value-type="string" calcext:value-type="string">
            <text:p>[16, 32, 128]</text:p>
          </table:table-cell>
          <table:table-cell table:number-columns-repeated="1013"/>
        </table:table-row>
        <table:table-row table:style-name="ro1">
          <table:table-cell office:value-type="float" office:value="420012" calcext:value-type="float">
            <text:p>42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1" calcext:value-type="float">
            <text:p>1</text:p>
          </table:table-cell>
          <table:table-cell table:style-name="ce35"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5" office:value-type="float" office:value="430001" calcext:value-type="float">
            <text:p>430001</text:p>
          </table:table-cell>
          <table:table-cell table:style-name="ce25" office:value-type="string" calcext:value-type="string">
            <text:p>src/exp</text:p>
          </table:table-cell>
          <table:table-cell table:style-name="ce25" office:value-type="string" calcext:value-type="string">
            <text:p>src/rep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mrbf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[-5.0, 5.0]</text:p>
          </table:table-cell>
          <table:table-cell table:style-name="ce12" office:value-type="string" calcext:value-type="string">
            <text:p>True</text:p>
          </table:table-cell>
          <table:table-cell table:style-name="ce39" office:value-type="float" office:value="0" calcext:value-type="float">
            <text:p>0</text:p>
          </table:table-cell>
          <table:table-cell table:style-name="ce12" office:value-type="string" calcext:value-type="string">
            <text:p>FMFF326412832</text:p>
          </table:table-cell>
          <table:table-cell table:style-name="ce25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430006" calcext:value-type="float">
            <text:p>43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0" calcext:value-type="float">
            <text:p>0</text:p>
          </table:table-cell>
          <table:table-cell table:style-name="ce35"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430008" calcext:value-type="float">
            <text:p>43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0" calcext:value-type="float">
            <text:p>0</text:p>
          </table:table-cell>
          <table:table-cell table:style-name="ce35" office:value-type="string" calcext:value-type="string">
            <text:p>FMFF16</text:p>
          </table:table-cell>
          <table:table-cell office:value-type="string" calcext:value-type="string">
            <text:p>[16, 32, 128]</text:p>
          </table:table-cell>
          <table:table-cell table:number-columns-repeated="1013"/>
        </table:table-row>
        <table:table-row table:style-name="ro1">
          <table:table-cell office:value-type="float" office:value="430012" calcext:value-type="float">
            <text:p>43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5" office:value-type="string" calcext:value-type="string">
            <text:p>True</text:p>
          </table:table-cell>
          <table:table-cell table:style-name="ce39" office:value-type="float" office:value="0" calcext:value-type="float">
            <text:p>0</text:p>
          </table:table-cell>
          <table:table-cell table:style-name="ce35"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 table:number-rows-repeated="10480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2T21:04:11.723163622</meta:creation-date>
    <dc:date>2022-08-11T14:20:35.421035258</dc:date>
    <meta:editing-duration>P22DT12H37M46S</meta:editing-duration>
    <meta:editing-cycles>541</meta:editing-cycles>
    <meta:generator>LibreOffice/7.3.5.2$Linux_X86_64 LibreOffice_project/30$Build-2</meta:generator>
    <meta:document-statistic meta:table-count="1" meta:cell-count="3165" meta:object-count="0"/>
  </office:meta>
</office:document-meta>
</file>